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0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2.595cm"/>
    </style:style>
    <style:style style:name="co21" style:family="table-column">
      <style:table-column-properties fo:break-before="auto" style:column-width="9.437cm"/>
    </style:style>
    <style:style style:name="co22" style:family="table-column">
      <style:table-column-properties fo:break-before="auto" style:column-width="9.774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8.006cm"/>
    </style:style>
    <style:style style:name="co5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092cm"/>
    </style:style>
    <style:style style:name="co9" style:family="table-column">
      <style:table-column-properties fo:break-before="auto" style:column-width="6.145cm"/>
    </style:style>
    <style:style style:name="co10" style:family="table-column">
      <style:table-column-properties fo:break-before="auto" style:column-width="14.806cm"/>
    </style:style>
    <style:style style:name="co11" style:family="table-column">
      <style:table-column-properties fo:break-before="auto" style:column-width="5.308cm"/>
    </style:style>
    <style:style style:name="co12" style:family="table-column">
      <style:table-column-properties fo:break-before="auto" style:column-width="2.875cm"/>
    </style:style>
    <style:style style:name="co13" style:family="table-column">
      <style:table-column-properties fo:break-before="auto" style:column-width="8.052cm"/>
    </style:style>
    <style:style style:name="co14" style:family="table-column">
      <style:table-column-properties fo:break-before="auto" style:column-width="3.771cm"/>
    </style:style>
    <style:style style:name="co15" style:family="table-column">
      <style:table-column-properties fo:break-before="auto" style:column-width="2.766cm"/>
    </style:style>
    <style:style style:name="co16" style:family="table-column">
      <style:table-column-properties fo:break-before="auto" style:column-width="6.089cm"/>
    </style:style>
    <style:style style:name="co17" style:family="table-column">
      <style:table-column-properties fo:break-before="auto" style:column-width="2.711cm"/>
    </style:style>
    <style:style style:name="co18" style:family="table-column">
      <style:table-column-properties fo:break-before="auto" style:column-width="6.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e générale" table:style-name="ta1">
        <office:forms form:automatic-focus="false" form:apply-design-mode="false"/>
        <table:table-column table:style-name="co20" table:default-cell-style-name="ce5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4" office:value-type="string" calcext:value-type="string">
            <text:p>Armoire</text:p>
          </table:table-cell>
          <table:table-cell table:style-name="ce6" office:value-type="string" calcext:value-type="string">
            <text:p>Emplacement</text:p>
          </table:table-cell>
          <table:table-cell table:style-name="ce6" office:value-type="string" calcext:value-type="string">
            <text:p>Contenu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C tour IT WORKS</text:p>
          </table:table-cell>
          <table:table-cell office:value-type="string" calcext:value-type="string">
            <text:p>pour simulateur de v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C tabletop DEL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C tabletop H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Vaisselle</text:p>
          </table:table-cell>
          <table:table-cell office:value-type="string" calcext:value-type="string">
            <text:p>pour déplace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vaisselle</text:p>
          </table:table-cell>
          <table:table-cell office:value-type="string" calcext:value-type="string">
            <text:p>à don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C et divers informatique</text:p>
          </table:table-cell>
          <table:table-cell office:value-type="string" calcext:value-type="string">
            <text:p>à tr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C accuei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Administ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apeterie et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étiquet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fournitures de burea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anderoll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oite à badg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oite à don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Boite colles et adhésif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boites cordes, ficelles, attaches, colliers, velcr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ordi Apple et accessoi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électronique</text:p>
          </table:table-cell>
          <table:table-cell office:value-type="string" calcext:value-type="string">
            <text:p>à tr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urgatoire</text:p>
          </table:table-cell>
          <table:table-cell office:value-type="string" calcext:value-type="string">
            <text:p>à vider ou élimi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ré SIOM</text:p>
          </table:table-cell>
          <table:table-cell office:value-type="string" calcext:value-type="string">
            <text:p>à élimin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omposants et divers électroniques <text:s/></text:p>
          </table:table-cell>
          <table:table-cell office:value-type="string" calcext:value-type="string">
            <text:p>Tirocla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omposants électroniques</text:p>
          </table:table-cell>
          <table:table-cell office:value-type="string" calcext:value-type="string">
            <text:p>En boites, à tri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urgatoire et Pré-SIO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Composants électroniques</text:p>
          </table:table-cell>
          <table:table-cell office:value-type="string" calcext:value-type="string">
            <text:p>En boites, à tr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D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hargeurs d’ordinateur DELL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Transfos et chargeurs smartphone et similaire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ables video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ables réseau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hargeurs d’ordi, marques diverses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ables pour alim 220 V. 2+G, broches en triangle plates. 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hargeurs d’ordinateur marques diverses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ables primaires de chargeurs d’ordinateur 2 conducteurs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ables USB/USB modèles variés.</text:p>
          </table:table-cell>
          <table:table-cell office:value-type="string" calcext:value-type="string">
            <text:p>1 boite carton. Cable 2x (sans terre) à broches rondes plate.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Vidéo projecteur 220108-004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2 cartes électroniques en vrac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2 cartouches bien mystérieuses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1 classeur à tiroir pour menus composants</text:p>
          </table:table-cell>
          <table:table-cell/>
        </table:table-row>
        <table:table-row table:style-name="ro1">
          <table:table-cell office:value-type="string" calcext:value-type="string">
            <text:p>3D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Rallonges électriques et blocs multiprises.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omposants électroniques à trier</text:p>
          </table:table-cell>
          <table:table-cell office:value-type="string" calcext:value-type="string">
            <text:p>18 boites en carton et plastique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1 moniteur HP pour test</text:p>
          </table:table-cell>
          <table:table-cell/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1 écran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1 écran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1 PC tour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1 PC tour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1 PC tour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 mini-chaine HI-Fi Stéréo Sony avec 2 baffles </text:p>
          </table:table-cell>
          <table:table-cell office:value-type="string" calcext:value-type="string">
            <text:p>pour tests.</text:p>
          </table:table-cell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il pour imprimante 3D</text:p>
          </table:table-cell>
          <table:table-cell office:value-type="string" calcext:value-type="string">
            <text:p>1 boite</text:p>
          </table:table-cell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ils/cables électrique</text:p>
          </table:table-cell>
          <table:table-cell office:value-type="string" calcext:value-type="string">
            <text:p>1 boite</text:p>
          </table:table-cell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Emballages disponibles</text:p>
          </table:table-cell>
          <table:table-cell/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- sacs plastique et divers</text:p>
          </table:table-cell>
          <table:table-cell/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- boites plastique, formats divers</text:p>
          </table:table-cell>
          <table:table-cell/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8 appareils de mesure électrique, et divers, dont :</text:p>
          </table:table-cell>
          <table:table-cell/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- 1 pince ampérémétrique</text:p>
          </table:table-cell>
          <table:table-cell/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- 1 boite en carton : 4 multimètres et similaires.</text:p>
          </table:table-cell>
          <table:table-cell/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- 1v alim. stabilisée ZETAGI 13 V. 10 A.</text:p>
          </table:table-cell>
          <table:table-cell/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- 1 transfo WILD 6 V. 20 VA.</text:p>
          </table:table-cell>
          <table:table-cell/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- 1 transfo RCO spécial </text:p>
          </table:table-cell>
          <table:table-cell office:value-type="string" calcext:value-type="string">
            <text:p>fabrication maison, caractéristiques ???</text:p>
          </table:table-cell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- 1 pompe à vide</text:p>
          </table:table-cell>
          <table:table-cell/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- 1 boite en bois : condensateurs et similaires</text:p>
          </table:table-cell>
          <table:table-cell office:value-type="string" calcext:value-type="string">
            <text:p>à trier.</text:p>
          </table:table-cell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1 oscilloscope</text:p>
          </table:table-cell>
          <table:table-cell/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1 bloc d’alimentation 6 V. 0,3 A. </text:p>
          </table:table-cell>
          <table:table-cell/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ables divers pour appareils de test</text:p>
          </table:table-cell>
          <table:table-cell/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alise vélo</text:p>
          </table:table-cell>
          <table:table-cell/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pompe à vélo</text:p>
          </table:table-cell>
          <table:table-cell/>
        </table:table-row>
        <table:table-row table:style-name="ro1">
          <table:table-cell office:value-type="string" calcext:value-type="string">
            <text:p>3G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chambre à ai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lectrode de soudure à l’arc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oste à souder Arc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Masque de soudure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alette mécanique Auto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alette outillage divers</text:p>
          </table:table-cell>
          <table:table-cell office:value-type="string" calcext:value-type="string">
            <text:p>Tournevis de précision</text:p>
          </table:table-cell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Clé plate</text:p>
          </table:table-cell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Embouts</text:p>
          </table:table-cell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oite Outillage divers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Kit de réparation Téléphone portable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lé à douilles Magnusson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vers à trier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olle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Lubrifiant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égraissant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ttoyant « Contacts »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Pile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Gaine Thermo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alette Dépoussiérage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Joint torique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Boite Sertissage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Boite Soudure plastique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Agraphe pour soudure plastique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Mini-Dremel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Mini-interrupteur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harbon moteur électrique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id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Gros outillage, dont : 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- marteaux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- rape à bois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- équerre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- niveaux à bulle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- spatule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apier abrasif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Malette perceuse </text:p>
          </table:table-cell>
          <table:table-cell office:value-type="string" calcext:value-type="string">
            <text:p>(sans forêts)</text:p>
          </table:table-cell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Étaux de table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(vide)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outure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achine à coudre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Fer à repasser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hiffons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achine à café en grain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achine à café Nespresso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Café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Capsule réutilisable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Tasse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Thé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Gobelets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Boite Fers à souder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Boite Soudure électronique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- fer à souder à commande numérique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- brasure étain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- décapant </text:p>
          </table:table-cell>
          <table:table-cell/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Malette Soudure électronique</text:p>
          </table:table-cell>
          <table:table-cell office:value-type="string" calcext:value-type="string">
            <text:p>Fer à souder</text:p>
          </table:table-cell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Pompe à dessouder</text:p>
          </table:table-cell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Fil à souder</text:p>
          </table:table-cell>
        </table:table-row>
        <table:table-row table:style-name="ro1">
          <table:table-cell office:value-type="string" calcext:value-type="string">
            <text:p>4G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Soudure par points</text:p>
          </table:table-cell>
          <table:table-cell/>
        </table:table-row>
        <table:table-row table:style-name="ro1" table:number-rows-repeated="104844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moire 1" table:style-name="ta1">
        <table:table-column table:style-name="co6" table:default-cell-style-name="ce5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Emplacement</text:p>
          </table:table-cell>
          <table:table-cell table:style-name="ce6" office:value-type="string" calcext:value-type="string">
            <text:p>Contenu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C tour IT WORKS</text:p>
          </table:table-cell>
          <table:table-cell office:value-type="string" calcext:value-type="string">
            <text:p>pour simulateur de vo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C tabletop DELL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C tabletop HP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aisselle</text:p>
          </table:table-cell>
          <table:table-cell office:value-type="string" calcext:value-type="string">
            <text:p>pour déplac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aisselle</text:p>
          </table:table-cell>
          <table:table-cell office:value-type="string" calcext:value-type="string">
            <text:p>à don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 et divers informatique</text:p>
          </table:table-cell>
          <table:table-cell office:value-type="string" calcext:value-type="string">
            <text:p>à tri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 accuei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ministra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peterie et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tiquett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rnitures de burea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deroll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ite à badg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ite à don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ite colles et adhésif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ites cordes, ficelles, attaches, colliers, velcr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di Apple et accessoire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électronique</text:p>
          </table:table-cell>
          <table:table-cell office:value-type="string" calcext:value-type="string">
            <text:p>à tri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rgatoire</text:p>
          </table:table-cell>
          <table:table-cell office:value-type="string" calcext:value-type="string">
            <text:p>à vider ou élimin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é SIOM</text:p>
          </table:table-cell>
          <table:table-cell office:value-type="string" calcext:value-type="string">
            <text:p>à éliminer</text:p>
          </table:table-cell>
        </table:table-row>
      </table:table>
      <table:table table:name="Armoire 2" table:style-name="ta1">
        <table:table-column table:style-name="co8" table:default-cell-style-name="ce5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Emplacement</text:p>
          </table:table-cell>
          <table:table-cell table:style-name="ce6" office:value-type="string" calcext:value-type="string">
            <text:p>Contenu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posants et divers électroniques <text:s/></text:p>
          </table:table-cell>
          <table:table-cell office:value-type="string" calcext:value-type="string">
            <text:p>Tirocl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osants électroniques</text:p>
          </table:table-cell>
          <table:table-cell office:value-type="string" calcext:value-type="string">
            <text:p>En boites, à tri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rgatoire et Pré-SIO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osants électroniques</text:p>
          </table:table-cell>
          <table:table-cell office:value-type="string" calcext:value-type="string">
            <text:p>En boites, à trier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moire 3D" table:style-name="ta1">
        <table:table-column table:style-name="co2" table:default-cell-style-name="ce5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Emplacement</text:p>
          </table:table-cell>
          <table:table-cell table:style-name="ce6" office:value-type="string" calcext:value-type="string">
            <text:p>Contenu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geurs d’ordinateur DELL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ansfos et chargeurs smartphone et similaire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bles video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bles réseau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rgeurs d’ordi, marques diverses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bles pour alim 220 V. 2+G, broches en triangle plates. 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rgeurs d’ordinateur marques diverses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bles primaires de chargeurs d’ordinateur 2 conducteurs (sans terre) à broche ronde plate.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bles USB/USB modèles variés.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éo projecteur 220108-004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 cartes électroniques en vrac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 cartouches bien mystérieuses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 classeur à tiroir pour menus composant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llonges électriques et blocs multiprises.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osants électroniques à trier</text:p>
          </table:table-cell>
          <table:table-cell office:value-type="string" calcext:value-type="string">
            <text:p>18 boites en carton et plastique.</text:p>
          </table:table-cell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moire3G" table:style-name="ta1"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4" office:value-type="string" calcext:value-type="string">
            <text:p>Emplacement</text:p>
          </table:table-cell>
          <table:table-cell table:style-name="ce6" office:value-type="string" calcext:value-type="string">
            <text:p>Contenu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moniteur HP pour tes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écran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écran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PC tour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PC tour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PC tour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 mini-chaine HI-Fi Stéréo Sony avec 2 baffles </text:p>
          </table:table-cell>
          <table:table-cell office:value-type="string" calcext:value-type="string">
            <text:p>pour test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 pour imprimante 3D</text:p>
          </table:table-cell>
          <table:table-cell office:value-type="string" calcext:value-type="string">
            <text:p>1 bo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s/cables électrique</text:p>
          </table:table-cell>
          <table:table-cell office:value-type="string" calcext:value-type="string">
            <text:p>1 boi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ballages disponibl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 sacs plastique et diver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 boites plastique, formats diver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appareils de mesure électrique, et divers, dont :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 pince ampérémétriq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 boite en carton : 4 multimètres et similaires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v alim. stabilisée ZETAGI 13 V. 10 A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 transfo WILD 6 V. 20 VA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 transfo RCO spécial </text:p>
          </table:table-cell>
          <table:table-cell office:value-type="string" calcext:value-type="string">
            <text:p>fabrication maison, caractéristiques ??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 pompe à vid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 boite en bois : condensateurs et similaires</text:p>
          </table:table-cell>
          <table:table-cell office:value-type="string" calcext:value-type="string">
            <text:p>à trier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 oscilloscop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 bloc d’alimentation 6 V. 0,3 A.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bles divers pour appareils de te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alise vél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mpe à vél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mbre à air</text:p>
          </table:table-cell>
          <table:table-cell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moire 4D" table:style-name="ta1">
        <table:table-column table:style-name="co15" table:default-cell-style-name="ce5"/>
        <table:table-column table:style-name="co16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Emplacement</text:p>
          </table:table-cell>
          <table:table-cell table:style-name="ce6" office:value-type="string" calcext:value-type="string">
            <text:p>Contenu 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ectrode de soudure à l’ar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ste à souder Ar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sque de soudur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tte mécanique 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tte outillage divers</text:p>
          </table:table-cell>
          <table:table-cell office:value-type="string" calcext:value-type="string">
            <text:p>Tournevis de préci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é pl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bou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ite Outillage dive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t de réparation Téléphone portab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é à douilles Magnuss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ers à tri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l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brifia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égraissa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ttoyant « Contacts »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ine Therm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lette Dépoussiérag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int toriqu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ite Sertissag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ite Soudure plastiqu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raphe pour soudure plastiqu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i-Drem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i-interrupteu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bon moteur électriqu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de</text:p>
          </table:table-cell>
          <table:table-cell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moire 4G" table:style-name="ta1">
        <table:table-column table:style-name="co17" table:default-cell-style-name="ce5"/>
        <table:table-column table:style-name="co18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Emplacement</text:p>
          </table:table-cell>
          <table:table-cell table:style-name="ce6" office:value-type="string" calcext:value-type="string">
            <text:p>Contenu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os outillage, dont : 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 marteaux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 rape à boi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 équerr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 niveaux à bull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 spatul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pier abrasif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lette perceuse </text:p>
          </table:table-cell>
          <table:table-cell office:value-type="string" calcext:value-type="string">
            <text:p>(sans forêt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Étaux de tab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vide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tur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chine à coudr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 à repass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ffon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chine à café en grai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chine à café Nespress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fé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sule réutilisabl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ss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é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belet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ite Fers à soud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ite Soudure électroniqu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 fer à souder à commande numériqu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 brasure étai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 décapant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ette Soudure électronique</text:p>
          </table:table-cell>
          <table:table-cell office:value-type="string" calcext:value-type="string">
            <text:p>Fer à sou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ompe à dessou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il à sou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udure par points</text:p>
          </table:table-cell>
          <table:table-cell/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moire 5G" table:style-name="ta1">
        <table:table-column table:style-name="co5" table:default-cell-style-name="Default"/>
        <table:table-row table:style-name="ro1">
          <table:table-cell/>
        </table:table-row>
      </table:table>
      <table:named-expressions>
        <table:named-range table:name="Emplacement" table:base-cell-address="$'Armoire 4G'.$A$1" table:cell-range-address="$'Armoire 4G'.$A$1:.$A$1048576"/>
      </table:named-expressions>
      <table:database-ranges>
        <table:database-range table:name="__Anonymous_Sheet_DB__5" table:target-range-address="'Armoire 4D'.A1:'Armoire 4D'.C27">
          <table:sort>
            <table:sort-by table:field-number="0" table:data-type="automatic"/>
          </table:sort>
        </table:database-range>
        <table:database-range table:name="__Anonymous_Sheet_DB__6" table:target-range-address="'Armoire 4G'.A1:'Armoire 4G'.C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/00/0000</text:date>, <text:time style:data-style-name="N2" text:time-value="16:26:47.888790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5T15:21:09.717465045</meta:creation-date>
    <dc:date>2025-07-18T16:27:31.417804216</dc:date>
    <meta:editing-duration>PT10H53M29S</meta:editing-duration>
    <meta:editing-cycles>27</meta:editing-cycles>
    <meta:generator>LibreOffice/6.4.7.2$Linux_X86_64 LibreOffice_project/40$Build-2</meta:generator>
    <meta:document-statistic meta:table-count="8" meta:cell-count="703" meta:object-count="0"/>
  </office:meta>
</office:document-meta>
</file>